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3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4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5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be00"/>
      <style:paragraph-properties fo:text-align="center"/>
    </style:style>
    <style:style style:name="P3" style:family="paragraph">
      <loext:graphic-properties draw:fill-color="#bcaed5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cm" svg:height="1.2cm" svg:x="12.952cm" svg:y="11.933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draw:glue-point draw:id="18" svg:x="3.415cm" svg:y="5.016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3.2cm" svg:height="1.2cm" svg:x="12.836cm" svg:y="14.21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xml:id="id5" draw:id="id5" draw:layer="layout" svg:width="3.7cm" svg:height="1.4cm" svg:x="23.813cm" svg:y="12.9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xml:id="id6" draw:id="id6" draw:layer="layout" svg:width="2.3cm" svg:height="2.3cm" svg:x="29.53cm" svg:y="12.46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xml:id="id2" draw:id="id2" draw:layer="layout" svg:width="2.4cm" svg:height="1.1cm" svg:x="18.487cm" svg:y="11.971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4" xml:id="id4" draw:id="id4" draw:layer="layout" svg:width="2.4cm" svg:height="1.1cm" svg:x="18.471cm" svg:y="14.235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5" draw:layer="layout" draw:type="curve" svg:x1="16.152cm" svg:y1="12.533cm" svg:x2="18.487cm" svg:y2="12.521cm" draw:start-shape="id1" draw:start-glue-point="7" draw:end-shape="id2" draw:end-glue-point="5" svg:d="M16152 12533c1752 0 585-12 2335-12" svg:viewBox="0 0 2336 13">
          <text:p/>
        </draw:connector>
        <draw:connector draw:style-name="gr7" draw:text-style-name="P5" draw:layer="layout" draw:type="curve" svg:x1="16.036cm" svg:y1="14.813cm" svg:x2="18.471cm" svg:y2="14.785cm" draw:start-shape="id3" draw:start-glue-point="7" draw:end-shape="id4" draw:end-glue-point="5" svg:d="M16036 14813c1827 0 610-28 2435-28" svg:viewBox="0 0 2436 29">
          <text:p/>
        </draw:connector>
        <draw:connector draw:style-name="gr8" draw:text-style-name="P5" draw:layer="layout" draw:type="curve" svg:x1="20.887cm" svg:y1="12.521cm" svg:x2="24.045cm" svg:y2="13.164cm" draw:start-shape="id2" draw:start-glue-point="7" draw:end-shape="id5" draw:end-glue-point="8" svg:d="M20887 12521c2196 0 617 643 3158 643" svg:viewBox="0 0 3159 644">
          <text:p/>
        </draw:connector>
        <draw:connector draw:style-name="gr8" draw:text-style-name="P5" draw:layer="layout" draw:type="curve" svg:x1="20.871cm" svg:y1="14.785cm" svg:x2="24.045cm" svg:y2="14.096cm" draw:start-shape="id4" draw:start-glue-point="7" draw:end-shape="id5" draw:end-glue-point="9" svg:d="M20871 14785c2208 0 621-689 3174-689" svg:viewBox="0 0 3175 690">
          <text:p/>
        </draw:connector>
        <draw:connector draw:style-name="gr8" draw:text-style-name="P5" draw:layer="layout" draw:type="curve" svg:x1="27.513cm" svg:y1="13.63cm" svg:x2="29.53cm" svg:y2="13.61cm" draw:start-shape="id5" draw:start-glue-point="7" draw:end-shape="id6" draw:end-glue-point="6" svg:d="M27513 13630c1513 0 505-20 2017-20" svg:viewBox="0 0 2018 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2-16T17:43:19.439493204</dc:date>
    <meta:editing-duration>PT21H2M36S</meta:editing-duration>
    <meta:editing-cycles>36</meta:editing-cycles>
    <dc:creator>Barry McMullin</dc:creator>
    <meta:document-statistic meta:object-count="11"/>
  </office:meta>
</office:document-meta>
</file>